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lArabiya" svg:font-family="AlArabiya" style:font-pitch="variable"/>
    <style:font-face style:name="AlBattar" svg:font-family="AlBattar" style:font-pitch="variable"/>
    <style:font-face style:name="AlHor" svg:font-family="AlHor" style:font-pitch="variable"/>
    <style:font-face style:name="AlManzomah" svg:font-family="AlManzomah" style:font-pitch="variable"/>
    <style:font-face style:name="AlYarmook" svg:font-family="AlYarmook" style:font-pitch="variable"/>
    <style:font-face style:name="Arab" svg:font-family="Arab" style:font-pitch="variable"/>
    <style:font-face style:name="Cortoba" svg:font-family="Cortoba" style:font-pitch="variable"/>
    <style:font-face style:name="Dimnah" svg:font-family="Dimnah" style:font-pitch="variable"/>
    <style:font-face style:name="Droid Arabic Naskh" svg:font-family="'Droid Arabic Naskh'" style:font-pitch="variable"/>
    <style:font-face style:name="Furat" svg:font-family="Furat" style:font-pitch="variable"/>
    <style:font-face style:name="KacstLetter" svg:font-family="KacstLett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72pt" officeooo:rsid="0016fde9" officeooo:paragraph-rsid="0016fde9" style:font-size-asian="72pt" style:font-name-complex="KacstLetter" style:font-size-complex="72pt"/>
    </style:style>
    <style:style style:name="P2" style:family="paragraph" style:parent-style-name="Standard">
      <style:text-properties style:font-name="AlYarmook" fo:font-size="72pt" officeooo:rsid="0016fde9" officeooo:paragraph-rsid="0016fde9" style:font-size-asian="72pt" style:font-name-complex="KacstLetter" style:font-size-complex="72pt"/>
    </style:style>
    <style:style style:name="T1" style:family="text">
      <style:text-properties style:font-name-complex="Droid Arabic Nask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١ ٢ ٣ ٤ ٦ ٧ ٧ ٨ ٠ ٨ ٧ ٧ ٧ ٦ ٥ ٤ ٣ ١ ٢ ٥ ٦ ٧ ٥ ٤ ٣ ١ ١ ٩ ٧ ٨ ٠ ٨ ٧ ١ ٢ ٤ ٦ ٨ ٠ ٨ ٧ ١ ٢ ٩ ٧ ١ ٢ ٩ ٧ ١ ٢ ٩ ٧ ٨ ٧ ٧ ٧ ٦ ٥ ٤ ٣ ١ ٢ ٥ ٦ ٧ ٥ ٤ ٣ ١ ١ ٩</text:p>
      <text:p text:style-name="P1"/>
      <text:p text:style-name="P1"><text:soft-page-break/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lArabiya" svg:font-family="AlArabiya" style:font-pitch="variable"/>
    <style:font-face style:name="AlBattar" svg:font-family="AlBattar" style:font-pitch="variable"/>
    <style:font-face style:name="AlHor" svg:font-family="AlHor" style:font-pitch="variable"/>
    <style:font-face style:name="AlManzomah" svg:font-family="AlManzomah" style:font-pitch="variable"/>
    <style:font-face style:name="AlYarmook" svg:font-family="AlYarmook" style:font-pitch="variable"/>
    <style:font-face style:name="Arab" svg:font-family="Arab" style:font-pitch="variable"/>
    <style:font-face style:name="Cortoba" svg:font-family="Cortoba" style:font-pitch="variable"/>
    <style:font-face style:name="Dimnah" svg:font-family="Dimnah" style:font-pitch="variable"/>
    <style:font-face style:name="Droid Arabic Naskh" svg:font-family="'Droid Arabic Naskh'" style:font-pitch="variable"/>
    <style:font-face style:name="Furat" svg:font-family="Furat" style:font-pitch="variable"/>
    <style:font-face style:name="KacstLetter" svg:font-family="KacstLett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0:26:56.040956703</meta:creation-date>
    <dc:date>2016-11-25T01:54:27.786433166</dc:date>
    <meta:editing-duration>PT12H58M5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1" meta:word-count="72" meta:character-count="143" meta:non-whitespace-character-count="72"/>
  </office:meta>
</office:document-meta>
</file>